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ca96d" officeooo:paragraph-rsid="000ca96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ca96d" officeooo:paragraph-rsid="000ca96d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paragraph-rsid="000ca96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officeooo:paragraph-rsid="000cd7ec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17f332" officeooo:paragraph-rsid="000cd7e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83042" officeooo:paragraph-rsid="0038304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97126" officeooo:paragraph-rsid="0038304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383042" officeooo:paragraph-rsid="00383042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33f510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4e28d4"/>
    </style:style>
    <style:style style:name="P11" style:family="paragraph" style:parent-style-name="Standard">
      <style:paragraph-properties fo:text-align="justify" style:justify-single-word="false"/>
      <style:text-properties officeooo:rsid="0049c3f2" officeooo:paragraph-rsid="0049c3f2"/>
    </style:style>
    <style:style style:name="P12" style:family="paragraph" style:parent-style-name="Standard">
      <style:paragraph-properties fo:text-align="justify" style:justify-single-word="false"/>
      <style:text-properties officeooo:rsid="0049c3f2" officeooo:paragraph-rsid="00505caf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4e28d4" officeooo:paragraph-rsid="004e28d4"/>
    </style:style>
    <style:style style:name="T1" style:family="text">
      <style:text-properties officeooo:rsid="000ca96d"/>
    </style:style>
    <style:style style:name="T2" style:family="text">
      <style:text-properties officeooo:rsid="000cd7ec"/>
    </style:style>
    <style:style style:name="T3" style:family="text">
      <style:text-properties fo:font-weight="bold" officeooo:rsid="000cd7ec" style:font-weight-asian="bold" style:font-weight-complex="bold"/>
    </style:style>
    <style:style style:name="T4" style:family="text">
      <style:text-properties fo:font-weight="bold" officeooo:rsid="0049c3f2" style:font-weight-asian="bold" style:font-weight-complex="bold"/>
    </style:style>
    <style:style style:name="T5" style:family="text">
      <style:text-properties fo:font-weight="normal" officeooo:rsid="00505caf" style:font-weight-asian="normal" style:font-weight-complex="normal"/>
    </style:style>
    <style:style style:name="T6" style:family="text">
      <style:text-properties fo:font-weight="normal" officeooo:rsid="0050d58c" style:font-weight-asian="normal" style:font-weight-complex="normal"/>
    </style:style>
    <style:style style:name="T7" style:family="text">
      <style:text-properties fo:font-weight="normal" officeooo:rsid="00514fc3" style:font-weight-asian="normal" style:font-weight-complex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style:font-name="Liberation Sans" fo:font-size="12pt" fo:letter-spacing="normal" fo:font-style="normal" fo:font-weight="bold" officeooo:rsid="0033f510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fo:font-weight="bold" officeooo:rsid="0049c3f2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fo:font-weight="normal" officeooo:rsid="004bb78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fo:font-weight="normal" officeooo:rsid="004c84f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font-weight="normal" officeooo:rsid="004e28d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font-name="Liberation Sans" fo:font-size="12pt" fo:letter-spacing="normal" fo:font-style="normal" fo:font-weight="normal" officeooo:rsid="004f6057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Liberation Sans" fo:font-size="12pt" fo:letter-spacing="normal" fo:font-style="normal" fo:font-weight="normal" officeooo:rsid="00505ca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font-name="Liberation Sans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variant="normal" fo:text-transform="none" fo:color="#000000" style:font-name="Liberation Sans" fo:font-size="12pt" fo:letter-spacing="normal" fo:font-style="italic" fo:font-weight="normal" officeooo:rsid="004c84f3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variant="normal" fo:text-transform="none" fo:color="#000000" style:font-name="Liberation Sans1" fo:font-size="12pt" fo:letter-spacing="normal" fo:font-style="normal" fo:font-weight="normal" officeooo:rsid="00505caf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49c3f2"/>
    </style:style>
    <style:style style:name="T21" style:family="text">
      <style:text-properties officeooo:rsid="0052e0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 Locais 2/2021</text:p>
      <text:p text:style-name="P2"/>
      <text:p text:style-name="P2"><text:span text:style-name="T3">Aluno:</text:span><text:span text:style-name="T2"> </text:span>Pedro Henrique Dornelas Almeida</text:p>
      <text:p text:style-name="P2"><text:span text:style-name="T3">Matrícula:</text:span><text:span text:style-name="T2"> </text:span>180108140</text:p>
      <text:p text:style-name="P3"><text:span text:style-name="T3">Data:</text:span><text:span text:style-name="T2"> </text:span><text:span text:style-name="T20">22</text:span><text:span text:style-name="T1">/02/2022</text:span></text:p>
      <text:p text:style-name="P3"/>
      <text:p text:style-name="P4"><text:span text:style-name="T3">Exercício </text:span><text:span text:style-name="T4">4</text:span></text:p>
      <text:p text:style-name="P5"/>
      <text:p text:style-name="P9"><text:span text:style-name="T10">4</text:span><text:span text:style-name="T9">.1) </text:span><text:span text:style-name="T10">Consulte o site do IEEE e/ou outras fontes sobre o padrão IEEE 802.3az:</text:span></text:p>
      <text:p text:style-name="P9"><text:span text:style-name="T9"><text:tab/></text:span><text:span text:style-name="T10">a) descreva os objetivos e funcionalidades básicas do padrão;</text:span></text:p>
      <text:p text:style-name="P9"><text:span text:style-name="T10"><text:tab/><text:tab/></text:span><text:span text:style-name="T12">Os </text:span><text:span text:style-name="T13">objetivos estão relacionados a trazer para o padrão Ethernet as exigências de </text:span><text:span text:style-name="T18">green networking</text:span><text:span text:style-name="T13">, o que reuniu um grupo de profissionais para estudar a eficiência energética em hardwares de rede.</text:span></text:p>
      <text:p text:style-name="P9"><text:span text:style-name="T13"><text:tab/><text:tab/></text:span><text:span text:style-name="T14">As funcionalidades básicas de dividem em 2 caminhos principais:</text:span></text:p>
      <text:list xml:id="list3121507549" text:style-name="L1">
        <text:list-item>
          <text:p text:style-name="P13"><text:span text:style-name="T11">Detectar em qual porta do switch exige menos potência e que porventura pode permanecer em stand by ou sleep quando um sistema tal como um PC está inativo, por exemplo.</text:span></text:p>
        </text:list-item>
        <text:list-item>
          <text:p text:style-name="P10"><text:span text:style-name="T14">Detectar a extensão do cabo e ajustar a utilização da potência transmitida. O padrão Ethernet atual define que o switch deve emitir sinal para atingir acima de 100m de extensão de cabo, o que muitas vezes não é usado, desperdiçando energia.</text:span></text:p>
        </text:list-item>
      </text:list>
      <text:p text:style-name="P9"><text:span text:style-name="T13"/></text:p>
      <text:p text:style-name="P9"><text:span text:style-name="T10"><text:tab/>b) explique o funcionamento do modo LPI;</text:span></text:p>
      <text:p text:style-name="P9"><text:span text:style-name="T10"><text:tab/><text:tab/></text:span><text:span text:style-name="T14">O funcionamento do LPI(low power idle), </text:span><text:span text:style-name="T15">diz respeito a alternar entre ciclos ativos de um dispositivo e um ciclo ocioso, fazendo com a potência transmitida quando o o dispositivo terminal está em modo ocioso seja baixa, podendo assim usar essa oportunidade para economizar energia durante esses ciclos ociosos.</text:span></text:p>
      <text:p text:style-name="P9"><text:span text:style-name="T15"><text:tab/><text:tab/>O LPI mantém também coeficientes e uma sincronização com o dispositivo para permitir ao estado ativo rapidamente, assim quando solicitado.</text:span></text:p>
      <text:p text:style-name="P9"><text:span text:style-name="T15"><text:tab/><text:tab/>Quando o dispositivo de rede deseja entrar neste modo, há uma troca de informações para avisar ao outro parceiro que entrará neste modo.</text:span></text:p>
      <text:p text:style-name="P9"><text:span text:style-name="T10"/></text:p>
      <text:p text:style-name="P11"><text:span text:style-name="T8"><text:tab/>c) quais são os tempos de despertos (</text:span><text:span text:style-name="T17">time to wake</text:span><text:span text:style-name="T8">) nos casos do 100BASE-TX, 1000-BASE-T, 10GBASE-T?</text:span></text:p>
      <text:p text:style-name="P11"><text:span text:style-name="T8"><text:tab/><text:tab/></text:span><text:span text:style-name="T15">Os tempos para despertar </text:span><text:span text:style-name="T16">são aproximadamente:</text:span></text:p>
      <text:p text:style-name="P11"><text:span text:style-name="T16"><text:tab/><text:tab/><text:tab/>100BASE-TX: &lt;= 30 </text:span><text:span text:style-name="T19">μ</text:span><text:span text:style-name="T16">sec ;</text:span></text:p>
      <text:p text:style-name="P12"><text:span text:style-name="T16"><text:tab/><text:tab/><text:tab/>1000BASE-T: &lt;= 16,5 </text:span><text:span text:style-name="T19">μ</text:span><text:span text:style-name="T16">sec ;</text:span></text:p>
      <text:p text:style-name="P12"><text:span text:style-name="T16"><text:tab/><text:tab/><text:tab/>10GBASE-T: &lt;= 8 </text:span><text:span text:style-name="T19">μ</text:span><text:span text:style-name="T16">sec ;</text:span></text:p>
      <text:p text:style-name="P6"/>
      <text:p text:style-name="P8"><text:span text:style-name="T20">4</text:span>.2) <text:span text:style-name="T20">Sobre a modulação por amplitude de pulse (PAM):</text:span></text:p>
      <text:p text:style-name="P8"><text:tab/><text:span text:style-name="T20">a) quais são as vantagens com relação à codificação NRZ?</text:span></text:p>
      <text:p text:style-name="P8"><text:tab/><text:tab/><text:span text:style-name="T5">As vantagens com relação à codificação NRZ devem-se </text:span><text:span text:style-name="T6">a ter uma codificação mais simples </text:span><text:span text:style-name="T7">e </text:span><text:span text:style-name="T6">pode-se detectar erros através de um bit de paridade, </text:span><text:span text:style-name="T7">e ele tem uma boa eficiência espectral.</text:span></text:p>
      <text:p text:style-name="P8"><text:span text:style-name="T5"/></text:p>
      <text:p text:style-name="P8"><text:tab/><text:span text:style-name="T20">b) quantos níveis de amplitude são possíveis?</text:span></text:p>
      <text:p text:style-name="P6"><text:tab/><text:tab/><text:span text:style-name="T21">Nos padrões para Ethernet já criados até hoje, o máximo utilizado foi de até 16-PAM, fornecendo 16 níveis de amplitude possíveis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1:03:34.429834774</meta:creation-date>
    <dc:date>2022-02-22T19:37:16.877796888</dc:date>
    <meta:editing-duration>PT1H8M13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363" meta:character-count="2243" meta:non-whitespace-character-count="1877"/>
  </office:meta>
</office:document-meta>
</file>